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ne_20_Column-title">
      <style:graphic-properties draw:auto-grow-height="true" fo:min-height="1.8cm"/>
    </style:style>
    <style:style style:name="pr2" style:family="presentation" style:parent-style-name="One_20_Column-outline1">
      <style:graphic-properties fo:min-height="8.884cm"/>
    </style:style>
    <style:style style:name="pr3" style:family="presentation" style:parent-style-name="One_20_Colum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1">
        <draw:frame presentation:style-name="pr1" draw:layer="layout" svg:width="26.5cm" svg:height="1.8cm" svg:x="0.4cm" svg:y="0.2cm" presentation:class="title">
          <draw:text-box>
            <text:p>P1.3-Quadrilateral Shape Funcions</text:p>
          </draw:text-box>
        </draw:frame>
        <draw:frame presentation:style-name="pr2" draw:layer="layout" svg:width="25.199cm" svg:height="9.134cm" svg:x="0.2cm" svg:y="2.666cm" presentation:class="outline" presentation:user-transformed="true">
          <draw:text-box>
            <text:list text:style-name="L2">
              <text:list-item>
                <text:p>Files required</text:p>
                <text:list>
                  <text:list-item>
                    <text:p>From additionalFiles.zip</text:p>
                    <text:list>
                      <text:list-item>
                        <text:p>plotRectangle.m</text:p>
                      </text:list-item>
                      <text:list-item>
                        <text:p>PlotQuadMesh.m</text:p>
                      </text:list-item>
                      <text:list-item>
                        <text:p>PlotContourSolution.m (optional)</text:p>
                      </text:list-item>
                    </text:list>
                  </text:list-item>
                  <text:list-item>
                    <text:p>From meshFilesAll.rar</text:p>
                    <text:list>
                      <text:list-item>
                        <text:p>MeshTwoHoles.m</text:p>
                      </text:list-item>
                    </text:list>
                  </text:list-item>
                </text:list>
                <text:p/>
                <text:p>Please, unzip these files &amp; save them in your current working fold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08:48:42.369862316</meta:creation-date>
    <meta:editing-duration>PT15M36S</meta:editing-duration>
    <meta:editing-cycles>5</meta:editing-cycles>
    <meta:generator>LibreOffice/6.0.7.3$Linux_X86_64 LibreOffice_project/00m0$Build-3</meta:generator>
    <dc:title>Portfolio</dc:title>
    <dc:date>2019-10-01T09:14:50.875293464</dc:date>
    <meta:document-statistic meta:object-count="45"/>
  </office:meta>
</office:document-meta>
</file>